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图表 1" svg:x="4.04083in" svg:y="0.64014in" svg:width="7.355in" svg:height="4.6411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1">
            <text:p>序号</text:p>
          </table:table-cell>
          <table:table-cell office:value-type="string" table:style-name="ce1">
            <text:p>V_m</text:p>
          </table:table-cell>
          <table:table-cell office:value-type="string" table:style-name="ce1">
            <text:p>V_k|k-1</text:p>
          </table:table-cell>
          <table:table-cell office:value-type="string" table:style-name="ce1">
            <text:p>A_k|k-1</text:p>
          </table:table-cell>
          <table:table-cell office:value-type="string" table:style-name="ce1">
            <text:p>P_k|k-1(00)</text:p>
          </table:table-cell>
          <table:table-cell office:value-type="string" table:style-name="ce1">
            <text:p>P_k|k-1(01)</text:p>
          </table:table-cell>
          <table:table-cell office:value-type="string" table:style-name="ce1">
            <text:p>P_k|k-1(10)</text:p>
          </table:table-cell>
          <table:table-cell office:value-type="string" table:style-name="ce1">
            <text:p>P_k|k-1(11)</text:p>
          </table:table-cell>
          <table:table-cell office:value-type="string" table:style-name="ce1">
            <text:p>K_0</text:p>
          </table:table-cell>
          <table:table-cell office:value-type="string" table:style-name="ce1">
            <text:p>K_1</text:p>
          </table:table-cell>
          <table:table-cell office:value-type="string" table:style-name="ce1">
            <text:p>V_k</text:p>
          </table:table-cell>
          <table:table-cell office:value-type="string" table:style-name="ce1">
            <text:p>A_k</text:p>
          </table:table-cell>
          <table:table-cell office:value-type="string" table:style-name="ce1">
            <text:p>P_k(00)</text:p>
          </table:table-cell>
          <table:table-cell office:value-type="string" table:style-name="ce1">
            <text:p>P_k(01)</text:p>
          </table:table-cell>
          <table:table-cell office:value-type="string" table:style-name="ce1">
            <text:p>P_k(10)</text:p>
          </table:table-cell>
          <table:table-cell office:value-type="string" table:style-name="ce1">
            <text:p>P_k(11)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$R$4]*[.K2]+[.$S$4]*[.L2])" table:style-name="ce1">
            <text:p>1</text:p>
          </table:table-cell>
          <table:table-cell office:value-type="float" office:value="1" table:formula="of:=SUM([.$R$5]*[.K2]+[.$S$5]*[.L2])" table:style-name="ce1">
            <text:p>1</text:p>
          </table:table-cell>
          <table:table-cell office:value-type="float" office:value="0.1" table:formula="of:=SUM([.M2]+[.$R$24]*([.$R$24]*[.P2]+[.N2]+[.O2]+[.$R$14]))" table:style-name="ce1">
            <text:p>0.1</text:p>
          </table:table-cell>
          <table:table-cell office:value-type="float" office:value="0" table:formula="of:=SUM([.N2]+[.$R$24]*[.P2])" table:style-name="ce1">
            <text:p>0</text:p>
          </table:table-cell>
          <table:table-cell office:value-type="float" office:value="0" table:formula="of:=SUM([.O2]+[.$R$24]*[.P2])" table:style-name="ce1">
            <text:p>0</text:p>
          </table:table-cell>
          <table:table-cell office:value-type="float" office:value="0.1" table:formula="of:=SUM([.P2]+[.$R$24]*[.$S$15])" table:style-name="ce1">
            <text:p>0.1</text:p>
          </table:table-cell>
          <table:table-cell office:value-type="float" office:value="3.2258064516129031E-2" table:formula="of:=SUM([.E3]/([.E3]+[.$R$19]))" table:style-name="ce1">
            <text:p>0.032258065</text:p>
          </table:table-cell>
          <table:table-cell office:value-type="float" office:value="0" table:formula="of:=SUM([.G3]/([.E3]+[.$R$19]))" table:style-name="ce1">
            <text:p>0</text:p>
          </table:table-cell>
          <table:table-cell office:value-type="float" office:value="0.967741935483871" table:formula="of:=SUM([.C3]+[.I3]*([.B3]-[.C3]))" table:style-name="ce1">
            <text:p>0.967741935</text:p>
          </table:table-cell>
          <table:table-cell office:value-type="float" office:value="1" table:formula="of:=SUM([.D3]+[.J3]*([.B3]-[.C3]))" table:style-name="ce1">
            <text:p>1</text:p>
          </table:table-cell>
          <table:table-cell office:value-type="float" office:value="9.6774193548387108E-2" table:formula="of:=SUM([.E3]-[.E3]*[.I3])" table:style-name="ce1">
            <text:p>0.096774194</text:p>
          </table:table-cell>
          <table:table-cell office:value-type="float" office:value="0" table:formula="of:=SUM([.F3]-[.F3]*[.I3])" table:style-name="ce1">
            <text:p>0</text:p>
          </table:table-cell>
          <table:table-cell office:value-type="float" office:value="0" table:formula="of:=SUM([.G3]-[.E3]*[.J3])" table:style-name="ce1">
            <text:p>0</text:p>
          </table:table-cell>
          <table:table-cell office:value-type="float" office:value="0.1" table:formula="of:=SUM([.H3]-[.F3]*[.J3])" table:style-name="ce1">
            <text:p>0.1</text:p>
          </table:table-cell>
          <table:table-cell table:style-name="ce1"/>
          <table:table-cell office:value-type="string" table:style-name="ce1">
            <text:p>F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.967741935483871" table:formula="of:=SUM([.$R$4]*[.K3]+[.$S$4]*[.L3])" table:style-name="ce1">
            <text:p>1.967741935</text:p>
          </table:table-cell>
          <table:table-cell office:value-type="float" office:value="1" table:formula="of:=SUM([.$R$5]*[.K3]+[.$S$5]*[.L3])" table:style-name="ce1">
            <text:p>1</text:p>
          </table:table-cell>
          <table:table-cell office:value-type="float" office:value="0.29677419354838713" table:formula="of:=SUM([.M3]+[.$R$24]*([.$R$24]*[.P3]+[.N3]+[.O3]+[.$R$14]))" table:style-name="ce1">
            <text:p>0.296774194</text:p>
          </table:table-cell>
          <table:table-cell office:value-type="float" office:value="0.1" table:formula="of:=SUM([.N3]+[.$R$24]*[.P3])" table:style-name="ce1">
            <text:p>0.1</text:p>
          </table:table-cell>
          <table:table-cell office:value-type="float" office:value="0.1" table:formula="of:=SUM([.O3]+[.$R$24]*[.P3])" table:style-name="ce1">
            <text:p>0.1</text:p>
          </table:table-cell>
          <table:table-cell office:value-type="float" office:value="0.2" table:formula="of:=SUM([.P3]+[.$R$24]*[.$S$15])" table:style-name="ce1">
            <text:p>0.2</text:p>
          </table:table-cell>
          <table:table-cell office:value-type="float" office:value="9.0019569471624275E-2" table:formula="of:=SUM([.E4]/([.E4]+[.$R$19]))" table:style-name="ce1">
            <text:p>0.090019569</text:p>
          </table:table-cell>
          <table:table-cell office:value-type="float" office:value="3.0332681017612526E-2" table:formula="of:=SUM([.G4]/([.E4]+[.$R$19]))" table:style-name="ce1">
            <text:p>0.030332681</text:p>
          </table:table-cell>
          <table:table-cell office:value-type="float" office:value="1.8806262230919766" table:formula="of:=SUM([.C4]+[.I4]*([.B4]-[.C4]))" table:style-name="ce1">
            <text:p>1.880626223</text:p>
          </table:table-cell>
          <table:table-cell office:value-type="float" office:value="0.97064579256360073" table:formula="of:=SUM([.D4]+[.J4]*([.B4]-[.C4]))" table:style-name="ce1">
            <text:p>0.970645793</text:p>
          </table:table-cell>
          <table:table-cell office:value-type="float" office:value="0.27005870841487284" table:formula="of:=SUM([.E4]-[.E4]*[.I4])" table:style-name="ce1">
            <text:p>0.270058708</text:p>
          </table:table-cell>
          <table:table-cell office:value-type="float" office:value="9.0998043052837582E-2" table:formula="of:=SUM([.F4]-[.F4]*[.I4])" table:style-name="ce1">
            <text:p>0.090998043</text:p>
          </table:table-cell>
          <table:table-cell office:value-type="float" office:value="9.0998043052837582E-2" table:formula="of:=SUM([.G4]-[.E4]*[.J4])" table:style-name="ce1">
            <text:p>0.090998043</text:p>
          </table:table-cell>
          <table:table-cell office:value-type="float" office:value="0.19696673189823877" table:formula="of:=SUM([.H4]-[.F4]*[.J4])" table:style-name="ce1">
            <text:p>0.1969667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SUM([.R24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8512720156555771" table:formula="of:=SUM([.$R$4]*[.K4]+[.$S$4]*[.L4])" table:style-name="ce1">
            <text:p>2.851272016</text:p>
          </table:table-cell>
          <table:table-cell office:value-type="float" office:value="0.97064579256360073" table:formula="of:=SUM([.$R$5]*[.K4]+[.$S$5]*[.L4])" table:style-name="ce1">
            <text:p>0.970645793</text:p>
          </table:table-cell>
          <table:table-cell office:value-type="float" office:value="0.74902152641878672" table:formula="of:=SUM([.M4]+[.$R$24]*([.$R$24]*[.P4]+[.N4]+[.O4]+[.$R$14]))" table:style-name="ce1">
            <text:p>0.749021526</text:p>
          </table:table-cell>
          <table:table-cell office:value-type="float" office:value="0.28796477495107636" table:formula="of:=SUM([.N4]+[.$R$24]*[.P4])" table:style-name="ce1">
            <text:p>0.287964775</text:p>
          </table:table-cell>
          <table:table-cell office:value-type="float" office:value="0.28796477495107636" table:formula="of:=SUM([.O4]+[.$R$24]*[.P4])" table:style-name="ce1">
            <text:p>0.287964775</text:p>
          </table:table-cell>
          <table:table-cell office:value-type="float" office:value="0.29696673189823874" table:formula="of:=SUM([.P4]+[.$R$24]*[.$S$15])" table:style-name="ce1">
            <text:p>0.296966732</text:p>
          </table:table-cell>
          <table:table-cell office:value-type="float" office:value="0.19979120448910348" table:formula="of:=SUM([.E5]/([.E5]+[.$R$19]))" table:style-name="ce1">
            <text:p>0.199791204</text:p>
          </table:table-cell>
          <table:table-cell office:value-type="float" office:value="7.681064857105574E-2" table:formula="of:=SUM([.G5]/([.E5]+[.$R$19]))" table:style-name="ce1">
            <text:p>0.076810649</text:p>
          </table:table-cell>
          <table:table-cell office:value-type="float" office:value="2.8809865587889858" table:formula="of:=SUM([.C5]+[.I5]*([.B5]-[.C5]))" table:style-name="ce1">
            <text:p>2.880986559</text:p>
          </table:table-cell>
          <table:table-cell office:value-type="float" office:value="0.98206968550176166" table:formula="of:=SUM([.D5]+[.J5]*([.B5]-[.C5]))" table:style-name="ce1">
            <text:p>0.982069686</text:p>
          </table:table-cell>
          <table:table-cell office:value-type="float" office:value="0.59937361346731044" table:formula="of:=SUM([.E5]-[.E5]*[.I5])" table:style-name="ce1">
            <text:p>0.599373613</text:p>
          </table:table-cell>
          <table:table-cell office:value-type="float" office:value="0.23043194571316722" table:formula="of:=SUM([.F5]-[.F5]*[.I5])" table:style-name="ce1">
            <text:p>0.230431946</text:p>
          </table:table-cell>
          <table:table-cell office:value-type="float" office:value="0.23043194571316719" table:formula="of:=SUM([.G5]-[.E5]*[.J5])" table:style-name="ce1">
            <text:p>0.230431946</text:p>
          </table:table-cell>
          <table:table-cell office:value-type="float" office:value="0.27484797076862844" table:formula="of:=SUM([.H5]-[.F5]*[.J5])" table:style-name="ce1">
            <text:p>0.2748479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8630562442907475" table:formula="of:=SUM([.$R$4]*[.K5]+[.$S$4]*[.L5])" table:style-name="ce1">
            <text:p>3.863056244</text:p>
          </table:table-cell>
          <table:table-cell office:value-type="float" office:value="0.98206968550176166" table:formula="of:=SUM([.$R$5]*[.K5]+[.$S$5]*[.L5])" table:style-name="ce1">
            <text:p>0.982069686</text:p>
          </table:table-cell>
          <table:table-cell office:value-type="float" office:value="1.4350854756622731" table:formula="of:=SUM([.M5]+[.$R$24]*([.$R$24]*[.P5]+[.N5]+[.O5]+[.$R$14]))" table:style-name="ce1">
            <text:p>1.435085476</text:p>
          </table:table-cell>
          <table:table-cell office:value-type="float" office:value="0.5052799164817956" table:formula="of:=SUM([.N5]+[.$R$24]*[.P5])" table:style-name="ce1">
            <text:p>0.505279916</text:p>
          </table:table-cell>
          <table:table-cell office:value-type="float" office:value="0.5052799164817956" table:formula="of:=SUM([.O5]+[.$R$24]*[.P5])" table:style-name="ce1">
            <text:p>0.505279916</text:p>
          </table:table-cell>
          <table:table-cell office:value-type="float" office:value="0.37484797076862841" table:formula="of:=SUM([.P5]+[.$R$24]*[.$S$15])" table:style-name="ce1">
            <text:p>0.374847971</text:p>
          </table:table-cell>
          <table:table-cell office:value-type="float" office:value="0.32357560717541251" table:formula="of:=SUM([.E6]/([.E6]+[.$R$19]))" table:style-name="ce1">
            <text:p>0.323575607</text:p>
          </table:table-cell>
          <table:table-cell office:value-type="float" office:value="0.11392788690421896" table:formula="of:=SUM([.G6]/([.E6]+[.$R$19]))" table:style-name="ce1">
            <text:p>0.113927887</text:p>
          </table:table-cell>
          <table:table-cell office:value-type="float" office:value="3.9073679031932502" table:formula="of:=SUM([.C6]+[.I6]*([.B6]-[.C6]))" table:style-name="ce1">
            <text:p>3.907367903</text:p>
          </table:table-cell>
          <table:table-cell office:value-type="float" office:value="0.99767139821444439" table:formula="of:=SUM([.D6]+[.J6]*([.B6]-[.C6]))" table:style-name="ce1">
            <text:p>0.997671398</text:p>
          </table:table-cell>
          <table:table-cell office:value-type="float" office:value="0.97072682152623746" table:formula="of:=SUM([.E6]-[.E6]*[.I6])" table:style-name="ce1">
            <text:p>0.970726822</text:p>
          </table:table-cell>
          <table:table-cell office:value-type="float" office:value="0.34178366071265687" table:formula="of:=SUM([.F6]-[.F6]*[.I6])" table:style-name="ce1">
            <text:p>0.341783661</text:p>
          </table:table-cell>
          <table:table-cell office:value-type="float" office:value="0.34178366071265687" table:formula="of:=SUM([.G6]-[.E6]*[.J6])" table:style-name="ce1">
            <text:p>0.341783661</text:p>
          </table:table-cell>
          <table:table-cell office:value-type="float" office:value="0.31728249758871718" table:formula="of:=SUM([.H6]-[.F6]*[.J6])" table:style-name="ce1">
            <text:p>0.317282498</text:p>
          </table:table-cell>
          <table:table-cell table:number-columns-repeated="1636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9050393014076947" table:formula="of:=SUM([.$R$4]*[.K6]+[.$S$4]*[.L6])" table:style-name="ce1">
            <text:p>4.905039301</text:p>
          </table:table-cell>
          <table:table-cell office:value-type="float" office:value="0.99767139821444439" table:formula="of:=SUM([.$R$5]*[.K6]+[.$S$5]*[.L6])" table:style-name="ce1">
            <text:p>0.997671398</text:p>
          </table:table-cell>
          <table:table-cell office:value-type="float" office:value="2.0715766405402682" table:formula="of:=SUM([.M6]+[.$R$24]*([.$R$24]*[.P6]+[.N6]+[.O6]+[.$R$14]))" table:style-name="ce1">
            <text:p>2.071576641</text:p>
          </table:table-cell>
          <table:table-cell office:value-type="float" office:value="0.65906615830137405" table:formula="of:=SUM([.N6]+[.$R$24]*[.P6])" table:style-name="ce1">
            <text:p>0.659066158</text:p>
          </table:table-cell>
          <table:table-cell office:value-type="float" office:value="0.65906615830137405" table:formula="of:=SUM([.O6]+[.$R$24]*[.P6])" table:style-name="ce1">
            <text:p>0.659066158</text:p>
          </table:table-cell>
          <table:table-cell office:value-type="float" office:value="0.41728249758871716" table:formula="of:=SUM([.P6]+[.$R$24]*[.$S$15])" table:style-name="ce1">
            <text:p>0.417282498</text:p>
          </table:table-cell>
          <table:table-cell office:value-type="float" office:value="0.40846797502395349" table:formula="of:=SUM([.E7]/([.E7]+[.$R$19]))" table:style-name="ce1">
            <text:p>0.408467975</text:p>
          </table:table-cell>
          <table:table-cell office:value-type="float" office:value="0.12995291307106513" table:formula="of:=SUM([.G7]/([.E7]+[.$R$19]))" table:style-name="ce1">
            <text:p>0.129952913</text:p>
          </table:table-cell>
          <table:table-cell office:value-type="float" office:value="5.7607636557164605" table:formula="of:=SUM([.C7]+[.I7]*([.B7]-[.C7]))" table:style-name="ce1">
            <text:p>5.760763656</text:p>
          </table:table-cell>
          <table:table-cell office:value-type="float" office:value="1.2699176437659081" table:formula="of:=SUM([.D7]+[.J7]*([.B7]-[.C7]))" table:style-name="ce1">
            <text:p>1.269917644</text:p>
          </table:table-cell>
          <table:table-cell office:value-type="float" office:value="1.2254039250718605" table:formula="of:=SUM([.E7]-[.E7]*[.I7])" table:style-name="ce1">
            <text:p>1.225403925</text:p>
          </table:table-cell>
          <table:table-cell office:value-type="float" office:value="0.38985873921319542" table:formula="of:=SUM([.F7]-[.F7]*[.I7])" table:style-name="ce1">
            <text:p>0.389858739</text:p>
          </table:table-cell>
          <table:table-cell office:value-type="float" office:value="0.38985873921319542" table:formula="of:=SUM([.G7]-[.E7]*[.J7])" table:style-name="ce1">
            <text:p>0.389858739</text:p>
          </table:table-cell>
          <table:table-cell office:value-type="float" office:value="0.33163493041089787" table:formula="of:=SUM([.H7]-[.F7]*[.J7])" table:style-name="ce1">
            <text:p>0.33163493</text:p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.0306812994823691" table:formula="of:=SUM([.$R$4]*[.K7]+[.$S$4]*[.L7])" table:style-name="ce1">
            <text:p>7.030681299</text:p>
          </table:table-cell>
          <table:table-cell office:value-type="float" office:value="1.2699176437659081" table:formula="of:=SUM([.$R$5]*[.K7]+[.$S$5]*[.L7])" table:style-name="ce1">
            <text:p>1.269917644</text:p>
          </table:table-cell>
          <table:table-cell office:value-type="float" office:value="2.4367563339091491" table:formula="of:=SUM([.M7]+[.$R$24]*([.$R$24]*[.P7]+[.N7]+[.O7]+[.$R$14]))" table:style-name="ce1">
            <text:p>2.436756334</text:p>
          </table:table-cell>
          <table:table-cell office:value-type="float" office:value="0.72149366962409323" table:formula="of:=SUM([.N7]+[.$R$24]*[.P7])" table:style-name="ce1">
            <text:p>0.72149367</text:p>
          </table:table-cell>
          <table:table-cell office:value-type="float" office:value="0.72149366962409323" table:formula="of:=SUM([.O7]+[.$R$24]*[.P7])" table:style-name="ce1">
            <text:p>0.72149367</text:p>
          </table:table-cell>
          <table:table-cell office:value-type="float" office:value="0.43163493041089784" table:formula="of:=SUM([.P7]+[.$R$24]*[.$S$15])" table:style-name="ce1">
            <text:p>0.43163493</text:p>
          </table:table-cell>
          <table:table-cell office:value-type="float" office:value="0.4482003945461111" table:formula="of:=SUM([.E8]/([.E8]+[.$R$19]))" table:style-name="ce1">
            <text:p>0.448200395</text:p>
          </table:table-cell>
          <table:table-cell office:value-type="float" office:value="0.13270664074535105" table:formula="of:=SUM([.G8]/([.E8]+[.$R$19]))" table:style-name="ce1">
            <text:p>0.132706641</text:p>
          </table:table-cell>
          <table:table-cell office:value-type="float" office:value="8.3615311125875174" table:formula="of:=SUM([.C8]+[.I8]*([.B8]-[.C8]))" table:style-name="ce1">
            <text:p>8.361531113</text:p>
          </table:table-cell>
          <table:table-cell office:value-type="float" office:value="1.663965953813954" table:formula="of:=SUM([.D8]+[.J8]*([.B8]-[.C8]))" table:style-name="ce1">
            <text:p>1.663965954</text:p>
          </table:table-cell>
          <table:table-cell office:value-type="float" office:value="1.3446011836383331" table:formula="of:=SUM([.E8]-[.E8]*[.I8])" table:style-name="ce1">
            <text:p>1.344601184</text:p>
          </table:table-cell>
          <table:table-cell office:value-type="float" office:value="0.39811992223605308" table:formula="of:=SUM([.F8]-[.F8]*[.I8])" table:style-name="ce1">
            <text:p>0.398119922</text:p>
          </table:table-cell>
          <table:table-cell office:value-type="float" office:value="0.39811992223605308" table:formula="of:=SUM([.G8]-[.E8]*[.J8])" table:style-name="ce1">
            <text:p>0.398119922</text:p>
          </table:table-cell>
          <table:table-cell office:value-type="float" office:value="0.33588792919604832" table:formula="of:=SUM([.H8]-[.F8]*[.J8])" table:style-name="ce1">
            <text:p>0.335887929</text:p>
          </table:table-cell>
          <table:table-cell table:style-name="ce1"/>
          <table:table-cell office:value-type="string" table:style-name="ce1">
            <text:p>H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0.025497066401471" table:formula="of:=SUM([.$R$4]*[.K8]+[.$S$4]*[.L8])" table:style-name="ce1">
            <text:p>10.02549707</text:p>
          </table:table-cell>
          <table:table-cell office:value-type="float" office:value="1.663965953813954" table:formula="of:=SUM([.$R$5]*[.K8]+[.$S$5]*[.L8])" table:style-name="ce1">
            <text:p>1.663965954</text:p>
          </table:table-cell>
          <table:table-cell office:value-type="float" office:value="2.5767289573064875" table:formula="of:=SUM([.M8]+[.$R$24]*([.$R$24]*[.P8]+[.N8]+[.O8]+[.$R$14]))" table:style-name="ce1">
            <text:p>2.576728957</text:p>
          </table:table-cell>
          <table:table-cell office:value-type="float" office:value="0.73400785143210134" table:formula="of:=SUM([.N8]+[.$R$24]*[.P8])" table:style-name="ce1">
            <text:p>0.734007851</text:p>
          </table:table-cell>
          <table:table-cell office:value-type="float" office:value="0.73400785143210134" table:formula="of:=SUM([.O8]+[.$R$24]*[.P8])" table:style-name="ce1">
            <text:p>0.734007851</text:p>
          </table:table-cell>
          <table:table-cell office:value-type="float" office:value="0.43588792919604835" table:formula="of:=SUM([.P8]+[.$R$24]*[.$S$15])" table:style-name="ce1">
            <text:p>0.435887929</text:p>
          </table:table-cell>
          <table:table-cell office:value-type="float" office:value="0.46205024074740503" table:formula="of:=SUM([.E9]/([.E9]+[.$R$19]))" table:style-name="ce1">
            <text:p>0.462050241</text:p>
          </table:table-cell>
          <table:table-cell office:value-type="float" office:value="0.13161978232247115" table:formula="of:=SUM([.G9]/([.E9]+[.$R$19]))" table:style-name="ce1">
            <text:p>0.131619782</text:p>
          </table:table-cell>
          <table:table-cell office:value-type="float" office:value="12.786017585216749" table:formula="of:=SUM([.C9]+[.I9]*([.B9]-[.C9]))" table:style-name="ce1">
            <text:p>12.78601759</text:p>
          </table:table-cell>
          <table:table-cell office:value-type="float" office:value="2.4503287294191578" table:formula="of:=SUM([.D9]+[.J9]*([.B9]-[.C9]))" table:style-name="ce1">
            <text:p>2.450328729</text:p>
          </table:table-cell>
          <table:table-cell office:value-type="float" office:value="1.3861507222422151" table:formula="of:=SUM([.E9]-[.E9]*[.I9])" table:style-name="ce1">
            <text:p>1.386150722</text:p>
          </table:table-cell>
          <table:table-cell office:value-type="float" office:value="0.39485934696741343" table:formula="of:=SUM([.F9]-[.F9]*[.I9])" table:style-name="ce1">
            <text:p>0.394859347</text:p>
          </table:table-cell>
          <table:table-cell office:value-type="float" office:value="0.39485934696741337" table:formula="of:=SUM([.G9]-[.E9]*[.J9])" table:style-name="ce1">
            <text:p>0.394859347</text:p>
          </table:table-cell>
          <table:table-cell office:value-type="float" office:value="0.33927797556757044" table:formula="of:=SUM([.H9]-[.F9]*[.J9])" table:style-name="ce1">
            <text:p>0.33927797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5.236346314635906" table:formula="of:=SUM([.$R$4]*[.K9]+[.$S$4]*[.L9])" table:style-name="ce1">
            <text:p>15.23634631</text:p>
          </table:table-cell>
          <table:table-cell office:value-type="float" office:value="2.4503287294191578" table:formula="of:=SUM([.$R$5]*[.K9]+[.$S$5]*[.L9])" table:style-name="ce1">
            <text:p>2.450328729</text:p>
          </table:table-cell>
          <table:table-cell office:value-type="float" office:value="2.6151473917446122" table:formula="of:=SUM([.M9]+[.$R$24]*([.$R$24]*[.P9]+[.N9]+[.O9]+[.$R$14]))" table:style-name="ce1">
            <text:p>2.615147392</text:p>
          </table:table-cell>
          <table:table-cell office:value-type="float" office:value="0.73413732253498387" table:formula="of:=SUM([.N9]+[.$R$24]*[.P9])" table:style-name="ce1">
            <text:p>0.734137323</text:p>
          </table:table-cell>
          <table:table-cell office:value-type="float" office:value="0.73413732253498387" table:formula="of:=SUM([.O9]+[.$R$24]*[.P9])" table:style-name="ce1">
            <text:p>0.734137323</text:p>
          </table:table-cell>
          <table:table-cell office:value-type="float" office:value="0.43927797556757042" table:formula="of:=SUM([.P9]+[.$R$24]*[.$S$15])" table:style-name="ce1">
            <text:p>0.439277976</text:p>
          </table:table-cell>
          <table:table-cell office:value-type="float" office:value="0.46573085429411898" table:formula="of:=SUM([.E10]/([.E10]+[.$R$19]))" table:style-name="ce1">
            <text:p>0.465730854</text:p>
          </table:table-cell>
          <table:table-cell office:value-type="float" office:value="0.13074230671385623" table:formula="of:=SUM([.G10]/([.E10]+[.$R$19]))" table:style-name="ce1">
            <text:p>0.130742307</text:p>
          </table:table-cell>
          <table:table-cell office:value-type="float" office:value="14.19481083502302" table:formula="of:=SUM([.C10]+[.I10]*([.B10]-[.C10]))" table:style-name="ce1">
            <text:p>14.19481084</text:p>
          </table:table-cell>
          <table:table-cell office:value-type="float" office:value="2.1579436536326284" table:formula="of:=SUM([.D10]+[.J10]*([.B10]-[.C10]))" table:style-name="ce1">
            <text:p>2.157943654</text:p>
          </table:table-cell>
          <table:table-cell office:value-type="float" office:value="1.3971925628823569" table:formula="of:=SUM([.E10]-[.E10]*[.I10])" table:style-name="ce1">
            <text:p>1.397192563</text:p>
          </table:table-cell>
          <table:table-cell office:value-type="float" office:value="0.39222692014156868" table:formula="of:=SUM([.F10]-[.F10]*[.I10])" table:style-name="ce1">
            <text:p>0.39222692</text:p>
          </table:table-cell>
          <table:table-cell office:value-type="float" office:value="0.39222692014156868" table:formula="of:=SUM([.G10]-[.E10]*[.J10])" table:style-name="ce1">
            <text:p>0.39222692</text:p>
          </table:table-cell>
          <table:table-cell office:value-type="float" office:value="0.3432951685746124" table:formula="of:=SUM([.H10]-[.F10]*[.J10])" table:style-name="ce1">
            <text:p>0.343295169</text:p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6.352754488655648" table:formula="of:=SUM([.$R$4]*[.K10]+[.$S$4]*[.L10])" table:style-name="ce1">
            <text:p>16.35275449</text:p>
          </table:table-cell>
          <table:table-cell office:value-type="float" office:value="2.1579436536326284" table:formula="of:=SUM([.$R$5]*[.K10]+[.$S$5]*[.L10])" table:style-name="ce1">
            <text:p>2.157943654</text:p>
          </table:table-cell>
          <table:table-cell office:value-type="float" office:value="2.6249415717401066" table:formula="of:=SUM([.M10]+[.$R$24]*([.$R$24]*[.P10]+[.N10]+[.O10]+[.$R$14]))" table:style-name="ce1">
            <text:p>2.624941572</text:p>
          </table:table-cell>
          <table:table-cell office:value-type="float" office:value="0.73552208871618108" table:formula="of:=SUM([.N10]+[.$R$24]*[.P10])" table:style-name="ce1">
            <text:p>0.735522089</text:p>
          </table:table-cell>
          <table:table-cell office:value-type="float" office:value="0.73552208871618108" table:formula="of:=SUM([.O10]+[.$R$24]*[.P10])" table:style-name="ce1">
            <text:p>0.735522089</text:p>
          </table:table-cell>
          <table:table-cell office:value-type="float" office:value="0.44329516857461237" table:formula="of:=SUM([.P10]+[.$R$24]*[.$S$15])" table:style-name="ce1">
            <text:p>0.443295169</text:p>
          </table:table-cell>
          <table:table-cell office:value-type="float" office:value="0.4666611267444804" table:formula="of:=SUM([.E11]/([.E11]+[.$R$19]))" table:style-name="ce1">
            <text:p>0.466661127</text:p>
          </table:table-cell>
          <table:table-cell office:value-type="float" office:value="0.13076084068347812" table:formula="of:=SUM([.G11]/([.E11]+[.$R$19]))" table:style-name="ce1">
            <text:p>0.130760841</text:p>
          </table:table-cell>
          <table:table-cell office:value-type="float" office:value="16.654798808259912" table:formula="of:=SUM([.C11]+[.I11]*([.B11]-[.C11]))" table:style-name="ce1">
            <text:p>16.65479881</text:p>
          </table:table-cell>
          <table:table-cell office:value-type="float" office:value="2.2425780208246233" table:formula="of:=SUM([.D11]+[.J11]*([.B11]-[.C11]))" table:style-name="ce1">
            <text:p>2.242578021</text:p>
          </table:table-cell>
          <table:table-cell office:value-type="float" office:value="1.3999833802334412" table:formula="of:=SUM([.E11]-[.E11]*[.I11])" table:style-name="ce1">
            <text:p>1.39998338</text:p>
          </table:table-cell>
          <table:table-cell office:value-type="float" office:value="0.39228252205043435" table:formula="of:=SUM([.F11]-[.F11]*[.I11])" table:style-name="ce1">
            <text:p>0.392282522</text:p>
          </table:table-cell>
          <table:table-cell office:value-type="float" office:value="0.39228252205043435" table:formula="of:=SUM([.G11]-[.E11]*[.J11])" table:style-name="ce1">
            <text:p>0.392282522</text:p>
          </table:table-cell>
          <table:table-cell office:value-type="float" office:value="0.34711768191281678" table:formula="of:=SUM([.H11]-[.F11]*[.J11])" table:style-name="ce1">
            <text:p>0.347117682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8.897376829084536" table:formula="of:=SUM([.$R$4]*[.K11]+[.$S$4]*[.L11])" table:style-name="ce1">
            <text:p>18.89737683</text:p>
          </table:table-cell>
          <table:table-cell office:value-type="float" office:value="2.2425780208246233" table:formula="of:=SUM([.$R$5]*[.K11]+[.$S$5]*[.L11])" table:style-name="ce1">
            <text:p>2.242578021</text:p>
          </table:table-cell>
          <table:table-cell office:value-type="float" office:value="2.6316661062471267" table:formula="of:=SUM([.M11]+[.$R$24]*([.$R$24]*[.P11]+[.N11]+[.O11]+[.$R$14]))" table:style-name="ce1">
            <text:p>2.631666106</text:p>
          </table:table-cell>
          <table:table-cell office:value-type="float" office:value="0.73940020396325112" table:formula="of:=SUM([.N11]+[.$R$24]*[.P11])" table:style-name="ce1">
            <text:p>0.739400204</text:p>
          </table:table-cell>
          <table:table-cell office:value-type="float" office:value="0.73940020396325112" table:formula="of:=SUM([.O11]+[.$R$24]*[.P11])" table:style-name="ce1">
            <text:p>0.739400204</text:p>
          </table:table-cell>
          <table:table-cell office:value-type="float" office:value="0.44711768191281676" table:formula="of:=SUM([.P11]+[.$R$24]*[.$S$15])" table:style-name="ce1">
            <text:p>0.447117682</text:p>
          </table:table-cell>
          <table:table-cell office:value-type="float" office:value="0.4672979641544901" table:formula="of:=SUM([.E12]/([.E12]+[.$R$19]))" table:style-name="ce1">
            <text:p>0.467297964</text:p>
          </table:table-cell>
          <table:table-cell office:value-type="float" office:value="0.13129333131860305" table:formula="of:=SUM([.G12]/([.E12]+[.$R$19]))" table:style-name="ce1">
            <text:p>0.131293331</text:p>
          </table:table-cell>
          <table:table-cell office:value-type="float" office:value="16.60884260715596" table:formula="of:=SUM([.C12]+[.I12]*([.B12]-[.C12]))" table:style-name="ce1">
            <text:p>16.60884261</text:p>
          </table:table-cell>
          <table:table-cell office:value-type="float" office:value="1.5995851022115777" table:formula="of:=SUM([.D12]+[.J12]*([.B12]-[.C12]))" table:style-name="ce1">
            <text:p>1.599585102</text:p>
          </table:table-cell>
          <table:table-cell office:value-type="float" office:value="1.4018938924634703" table:formula="of:=SUM([.E12]-[.E12]*[.I12])" table:style-name="ce1">
            <text:p>1.401893892</text:p>
          </table:table-cell>
          <table:table-cell office:value-type="float" office:value="0.39387999395580914" table:formula="of:=SUM([.F12]-[.F12]*[.I12])" table:style-name="ce1">
            <text:p>0.393879994</text:p>
          </table:table-cell>
          <table:table-cell office:value-type="float" office:value="0.39387999395580914" table:formula="of:=SUM([.G12]-[.E12]*[.J12])" table:style-name="ce1">
            <text:p>0.393879994</text:p>
          </table:table-cell>
          <table:table-cell office:value-type="float" office:value="0.35003936595682694" table:formula="of:=SUM([.H12]-[.F12]*[.J12])" table:style-name="ce1">
            <text:p>0.350039366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8.208427709367538" table:formula="of:=SUM([.$R$4]*[.K12]+[.$S$4]*[.L12])" table:style-name="ce1">
            <text:p>18.20842771</text:p>
          </table:table-cell>
          <table:table-cell office:value-type="float" office:value="1.5995851022115777" table:formula="of:=SUM([.$R$5]*[.K12]+[.$S$5]*[.L12])" table:style-name="ce1">
            <text:p>1.599585102</text:p>
          </table:table-cell>
          <table:table-cell office:value-type="float" office:value="2.6396932463319156" table:formula="of:=SUM([.M12]+[.$R$24]*([.$R$24]*[.P12]+[.N12]+[.O12]+[.$R$14]))" table:style-name="ce1">
            <text:p>2.639693246</text:p>
          </table:table-cell>
          <table:table-cell office:value-type="float" office:value="0.74391935991263614" table:formula="of:=SUM([.N12]+[.$R$24]*[.P12])" table:style-name="ce1">
            <text:p>0.74391936</text:p>
          </table:table-cell>
          <table:table-cell office:value-type="float" office:value="0.74391935991263614" table:formula="of:=SUM([.O12]+[.$R$24]*[.P12])" table:style-name="ce1">
            <text:p>0.74391936</text:p>
          </table:table-cell>
          <table:table-cell office:value-type="float" office:value="0.45003936595682692" table:formula="of:=SUM([.P12]+[.$R$24]*[.$S$15])" table:style-name="ce1">
            <text:p>0.450039366</text:p>
          </table:table-cell>
          <table:table-cell office:value-type="float" office:value="0.46805617451778692" table:formula="of:=SUM([.E13]/([.E13]+[.$R$19]))" table:style-name="ce1">
            <text:p>0.468056175</text:p>
          </table:table-cell>
          <table:table-cell office:value-type="float" office:value="0.13190777005406898" table:formula="of:=SUM([.G13]/([.E13]+[.$R$19]))" table:style-name="ce1">
            <text:p>0.13190777</text:p>
          </table:table-cell>
          <table:table-cell office:value-type="float" office:value="18.110871833057463" table:formula="of:=SUM([.C13]+[.I13]*([.B13]-[.C13]))" table:style-name="ce1">
            <text:p>18.11087183</text:p>
          </table:table-cell>
          <table:table-cell office:value-type="float" office:value="1.5720918678514282" table:formula="of:=SUM([.D13]+[.J13]*([.B13]-[.C13]))" table:style-name="ce1">
            <text:p>1.572091868</text:p>
          </table:table-cell>
          <table:table-cell office:value-type="float" office:value="1.404168523553361" table:formula="of:=SUM([.E13]-[.E13]*[.I13])" table:style-name="ce1">
            <text:p>1.404168524</text:p>
          </table:table-cell>
          <table:table-cell office:value-type="float" office:value="0.39572331016220696" table:formula="of:=SUM([.F13]-[.F13]*[.I13])" table:style-name="ce1">
            <text:p>0.39572331</text:p>
          </table:table-cell>
          <table:table-cell office:value-type="float" office:value="0.39572331016220696" table:formula="of:=SUM([.G13]-[.E13]*[.J13])" table:style-name="ce1">
            <text:p>0.39572331</text:p>
          </table:table-cell>
          <table:table-cell office:value-type="float" office:value="0.35191062209070073" table:formula="of:=SUM([.H13]-[.F13]*[.J13])" table:style-name="ce1">
            <text:p>0.351910622</text:p>
          </table:table-cell>
          <table:table-cell table:style-name="ce1"/>
          <table:table-cell office:value-type="string" table:style-name="ce1">
            <text:p>Q_k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9.682963700908889" table:formula="of:=SUM([.$R$4]*[.K13]+[.$S$4]*[.L13])" table:style-name="ce1">
            <text:p>19.6829637</text:p>
          </table:table-cell>
          <table:table-cell office:value-type="float" office:value="1.5720918678514282" table:formula="of:=SUM([.$R$5]*[.K13]+[.$S$5]*[.L13])" table:style-name="ce1">
            <text:p>1.572091868</text:p>
          </table:table-cell>
          <table:table-cell office:value-type="float" office:value="2.6475257659684757" table:formula="of:=SUM([.M13]+[.$R$24]*([.$R$24]*[.P13]+[.N13]+[.O13]+[.$R$14]))" table:style-name="ce1">
            <text:p>2.647525766</text:p>
          </table:table-cell>
          <table:table-cell office:value-type="float" office:value="0.74763393225290775" table:formula="of:=SUM([.N13]+[.$R$24]*[.P13])" table:style-name="ce1">
            <text:p>0.747633932</text:p>
          </table:table-cell>
          <table:table-cell office:value-type="float" office:value="0.74763393225290775" table:formula="of:=SUM([.O13]+[.$R$24]*[.P13])" table:style-name="ce1">
            <text:p>0.747633932</text:p>
          </table:table-cell>
          <table:table-cell office:value-type="float" office:value="0.45191062209070076" table:formula="of:=SUM([.P13]+[.$R$24]*[.$S$15])" table:style-name="ce1">
            <text:p>0.451910622</text:p>
          </table:table-cell>
          <table:table-cell office:value-type="float" office:value="0.46879392422116023" table:formula="of:=SUM([.E14]/([.E14]+[.$R$19]))" table:style-name="ce1">
            <text:p>0.468793924</text:p>
          </table:table-cell>
          <table:table-cell office:value-type="float" office:value="0.13238256242372334" table:formula="of:=SUM([.G14]/([.E14]+[.$R$19]))" table:style-name="ce1">
            <text:p>0.132382562</text:p>
          </table:table-cell>
          <table:table-cell office:value-type="float" office:value="16.550030922132244" table:formula="of:=SUM([.C14]+[.I14]*([.B14]-[.C14]))" table:style-name="ce1">
            <text:p>16.55003092</text:p>
          </table:table-cell>
          <table:table-cell office:value-type="float" office:value="0.68738400854037995" table:formula="of:=SUM([.D14]+[.J14]*([.B14]-[.C14]))" table:style-name="ce1">
            <text:p>0.687384009</text:p>
          </table:table-cell>
          <table:table-cell office:value-type="float" office:value="1.4063817726634809" table:formula="of:=SUM([.E14]-[.E14]*[.I14])" table:style-name="ce1">
            <text:p>1.406381773</text:p>
          </table:table-cell>
          <table:table-cell office:value-type="float" office:value="0.39714768727117006" table:formula="of:=SUM([.F14]-[.F14]*[.I14])" table:style-name="ce1">
            <text:p>0.397147687</text:p>
          </table:table-cell>
          <table:table-cell office:value-type="float" office:value="0.39714768727117006" table:formula="of:=SUM([.G14]-[.E14]*[.J14])" table:style-name="ce1">
            <text:p>0.397147687</text:p>
          </table:table-cell>
          <table:table-cell office:value-type="float" office:value="0.35293692638413643" table:formula="of:=SUM([.H14]-[.F14]*[.J14])" table:style-name="ce1">
            <text:p>0.35293692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7.237414930672625" table:formula="of:=SUM([.$R$4]*[.K14]+[.$S$4]*[.L14])" table:style-name="ce1">
            <text:p>17.23741493</text:p>
          </table:table-cell>
          <table:table-cell office:value-type="float" office:value="0.68738400854037995" table:formula="of:=SUM([.$R$5]*[.K14]+[.$S$5]*[.L14])" table:style-name="ce1">
            <text:p>0.687384009</text:p>
          </table:table-cell>
          <table:table-cell office:value-type="float" office:value="2.6536140735899574" table:formula="of:=SUM([.M14]+[.$R$24]*([.$R$24]*[.P14]+[.N14]+[.O14]+[.$R$14]))" table:style-name="ce1">
            <text:p>2.653614074</text:p>
          </table:table-cell>
          <table:table-cell office:value-type="float" office:value="0.75008461365530654" table:formula="of:=SUM([.N14]+[.$R$24]*[.P14])" table:style-name="ce1">
            <text:p>0.750084614</text:p>
          </table:table-cell>
          <table:table-cell office:value-type="float" office:value="0.75008461365530654" table:formula="of:=SUM([.O14]+[.$R$24]*[.P14])" table:style-name="ce1">
            <text:p>0.750084614</text:p>
          </table:table-cell>
          <table:table-cell office:value-type="float" office:value="0.45293692638413641" table:formula="of:=SUM([.P14]+[.$R$24]*[.$S$15])" table:style-name="ce1">
            <text:p>0.452936926</text:p>
          </table:table-cell>
          <table:table-cell office:value-type="float" office:value="0.46936597352584303" table:formula="of:=SUM([.E15]/([.E15]+[.$R$19]))" table:style-name="ce1">
            <text:p>0.469365974</text:p>
          </table:table-cell>
          <table:table-cell office:value-type="float" office:value="0.13267347291340925" table:formula="of:=SUM([.G15]/([.E15]+[.$R$19]))" table:style-name="ce1">
            <text:p>0.132673473</text:p>
          </table:table-cell>
          <table:table-cell office:value-type="float" office:value="17.125980440607897" table:formula="of:=SUM([.C15]+[.I15]*([.B15]-[.C15]))" table:style-name="ce1">
            <text:p>17.12598044</text:p>
          </table:table-cell>
          <table:table-cell office:value-type="float" office:value="0.65588534516654662" table:formula="of:=SUM([.D15]+[.J15]*([.B15]-[.C15]))" table:style-name="ce1">
            <text:p>0.655885345</text:p>
          </table:table-cell>
          <table:table-cell office:value-type="float" office:value="1.408097920577529" table:formula="of:=SUM([.E15]-[.E15]*[.I15])" table:style-name="ce1">
            <text:p>1.408097921</text:p>
          </table:table-cell>
          <table:table-cell office:value-type="float" office:value="0.39802041874022775" table:formula="of:=SUM([.F15]-[.F15]*[.I15])" table:style-name="ce1">
            <text:p>0.398020419</text:p>
          </table:table-cell>
          <table:table-cell office:value-type="float" office:value="0.39802041874022775" table:formula="of:=SUM([.G15]-[.E15]*[.J15])" table:style-name="ce1">
            <text:p>0.398020419</text:p>
          </table:table-cell>
          <table:table-cell office:value-type="float" office:value="0.35342059571157403" table:formula="of:=SUM([.H15]-[.F15]*[.J15])" table:style-name="ce1">
            <text:p>0.35342059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7.781865785774443" table:formula="of:=SUM([.$R$4]*[.K15]+[.$S$4]*[.L15])" table:style-name="ce1">
            <text:p>17.78186579</text:p>
          </table:table-cell>
          <table:table-cell office:value-type="float" office:value="0.65588534516654662" table:formula="of:=SUM([.$R$5]*[.K15]+[.$S$5]*[.L15])" table:style-name="ce1">
            <text:p>0.655885345</text:p>
          </table:table-cell>
          <table:table-cell office:value-type="float" office:value="2.6575593537695585" table:formula="of:=SUM([.M15]+[.$R$24]*([.$R$24]*[.P15]+[.N15]+[.O15]+[.$R$14]))" table:style-name="ce1">
            <text:p>2.657559354</text:p>
          </table:table-cell>
          <table:table-cell office:value-type="float" office:value="0.75144101445180178" table:formula="of:=SUM([.N15]+[.$R$24]*[.P15])" table:style-name="ce1">
            <text:p>0.751441014</text:p>
          </table:table-cell>
          <table:table-cell office:value-type="float" office:value="0.75144101445180178" table:formula="of:=SUM([.O15]+[.$R$24]*[.P15])" table:style-name="ce1">
            <text:p>0.751441014</text:p>
          </table:table-cell>
          <table:table-cell office:value-type="float" office:value="0.453420595711574" table:formula="of:=SUM([.P15]+[.$R$24]*[.$S$15])" table:style-name="ce1">
            <text:p>0.453420596</text:p>
          </table:table-cell>
          <table:table-cell office:value-type="float" office:value="0.46973600939756138" table:formula="of:=SUM([.E16]/([.E16]+[.$R$19]))" table:style-name="ce1">
            <text:p>0.469736009</text:p>
          </table:table-cell>
          <table:table-cell office:value-type="float" office:value="0.13282070367518573" table:formula="of:=SUM([.G16]/([.E16]+[.$R$19]))" table:style-name="ce1">
            <text:p>0.132820704</text:p>
          </table:table-cell>
          <table:table-cell office:value-type="float" office:value="18.354067290475392" table:formula="of:=SUM([.C16]+[.I16]*([.B16]-[.C16]))" table:style-name="ce1">
            <text:p>18.35406729</text:p>
          </table:table-cell>
          <table:table-cell office:value-type="float" office:value="0.81767878867080457" table:formula="of:=SUM([.D16]+[.J16]*([.B16]-[.C16]))" table:style-name="ce1">
            <text:p>0.817678789</text:p>
          </table:table-cell>
          <table:table-cell office:value-type="float" office:value="1.409208028192684" table:formula="of:=SUM([.E16]-[.E16]*[.I16])" table:style-name="ce1">
            <text:p>1.409208028</text:p>
          </table:table-cell>
          <table:table-cell office:value-type="float" office:value="0.39846211102555718" table:formula="of:=SUM([.F16]-[.F16]*[.I16])" table:style-name="ce1">
            <text:p>0.398462111</text:p>
          </table:table-cell>
          <table:table-cell office:value-type="float" office:value="0.39846211102555718" table:formula="of:=SUM([.G16]-[.E16]*[.J16])" table:style-name="ce1">
            <text:p>0.398462111</text:p>
          </table:table-cell>
          <table:table-cell office:value-type="float" office:value="0.35361367140169031" table:formula="of:=SUM([.H16]-[.F16]*[.J16])" table:style-name="ce1">
            <text:p>0.353613671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9.171746079146196" table:formula="of:=SUM([.$R$4]*[.K16]+[.$S$4]*[.L16])" table:style-name="ce1">
            <text:p>19.17174608</text:p>
          </table:table-cell>
          <table:table-cell office:value-type="float" office:value="0.81767878867080457" table:formula="of:=SUM([.$R$5]*[.K16]+[.$S$5]*[.L16])" table:style-name="ce1">
            <text:p>0.817678789</text:p>
          </table:table-cell>
          <table:table-cell office:value-type="float" office:value="2.6597459216454888" table:formula="of:=SUM([.M16]+[.$R$24]*([.$R$24]*[.P16]+[.N16]+[.O16]+[.$R$14]))" table:style-name="ce1">
            <text:p>2.659745922</text:p>
          </table:table-cell>
          <table:table-cell office:value-type="float" office:value="0.75207578242724749" table:formula="of:=SUM([.N16]+[.$R$24]*[.P16])" table:style-name="ce1">
            <text:p>0.752075782</text:p>
          </table:table-cell>
          <table:table-cell office:value-type="float" office:value="0.75207578242724749" table:formula="of:=SUM([.O16]+[.$R$24]*[.P16])" table:style-name="ce1">
            <text:p>0.752075782</text:p>
          </table:table-cell>
          <table:table-cell office:value-type="float" office:value="0.45361367140169029" table:formula="of:=SUM([.P16]+[.$R$24]*[.$S$15])" table:style-name="ce1">
            <text:p>0.453613671</text:p>
          </table:table-cell>
          <table:table-cell office:value-type="float" office:value="0.4699408698672124" table:formula="of:=SUM([.E17]/([.E17]+[.$R$19]))" table:style-name="ce1">
            <text:p>0.46994087</text:p>
          </table:table-cell>
          <table:table-cell office:value-type="float" office:value="0.13288154500910748" table:formula="of:=SUM([.G17]/([.E17]+[.$R$19]))" table:style-name="ce1">
            <text:p>0.132881545</text:p>
          </table:table-cell>
          <table:table-cell office:value-type="float" office:value="17.681212967714313" table:formula="of:=SUM([.C17]+[.I17]*([.B17]-[.C17]))" table:style-name="ce1">
            <text:p>17.68121297</text:p>
          </table:table-cell>
          <table:table-cell office:value-type="float" office:value="0.39621226929727915" table:formula="of:=SUM([.D17]+[.J17]*([.B17]-[.C17]))" table:style-name="ce1">
            <text:p>0.396212269</text:p>
          </table:table-cell>
          <table:table-cell office:value-type="float" office:value="1.4098226096016373" table:formula="of:=SUM([.E17]-[.E17]*[.I17])" table:style-name="ce1">
            <text:p>1.40982261</text:p>
          </table:table-cell>
          <table:table-cell office:value-type="float" office:value="0.39864463502732245" table:formula="of:=SUM([.F17]-[.F17]*[.I17])" table:style-name="ce1">
            <text:p>0.398644635</text:p>
          </table:table-cell>
          <table:table-cell office:value-type="float" office:value="0.39864463502732239" table:formula="of:=SUM([.G17]-[.E17]*[.J17])" table:style-name="ce1">
            <text:p>0.398644635</text:p>
          </table:table-cell>
          <table:table-cell office:value-type="float" office:value="0.35367667946882431" table:formula="of:=SUM([.H17]-[.F17]*[.J17])" table:style-name="ce1">
            <text:p>0.353676679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8.077425237011592" table:formula="of:=SUM([.$R$4]*[.K17]+[.$S$4]*[.L17])" table:style-name="ce1">
            <text:p>18.07742524</text:p>
          </table:table-cell>
          <table:table-cell office:value-type="float" office:value="0.39621226929727915" table:formula="of:=SUM([.$R$5]*[.K17]+[.$S$5]*[.L17])" table:style-name="ce1">
            <text:p>0.396212269</text:p>
          </table:table-cell>
          <table:table-cell office:value-type="float" office:value="2.6607885591251064" table:formula="of:=SUM([.M17]+[.$R$24]*([.$R$24]*[.P17]+[.N17]+[.O17]+[.$R$14]))" table:style-name="ce1">
            <text:p>2.660788559</text:p>
          </table:table-cell>
          <table:table-cell office:value-type="float" office:value="0.7523213144961467" table:formula="of:=SUM([.N17]+[.$R$24]*[.P17])" table:style-name="ce1">
            <text:p>0.752321314</text:p>
          </table:table-cell>
          <table:table-cell office:value-type="float" office:value="0.7523213144961467" table:formula="of:=SUM([.O17]+[.$R$24]*[.P17])" table:style-name="ce1">
            <text:p>0.752321314</text:p>
          </table:table-cell>
          <table:table-cell office:value-type="float" office:value="0.45367667946882428" table:formula="of:=SUM([.P17]+[.$R$24]*[.$S$15])" table:style-name="ce1">
            <text:p>0.453676679</text:p>
          </table:table-cell>
          <table:table-cell office:value-type="float" office:value="0.47003849928928276" table:formula="of:=SUM([.E18]/([.E18]+[.$R$19]))" table:style-name="ce1">
            <text:p>0.470038499</text:p>
          </table:table-cell>
          <table:table-cell office:value-type="float" office:value="0.13290044428234579" table:formula="of:=SUM([.G18]/([.E18]+[.$R$19]))" table:style-name="ce1">
            <text:p>0.132900444</text:p>
          </table:table-cell>
          <table:table-cell office:value-type="float" office:value="20.861263390535242" table:formula="of:=SUM([.C18]+[.I18]*([.B18]-[.C18]))" table:style-name="ce1">
            <text:p>20.86126339</text:p>
          </table:table-cell>
          <table:table-cell office:value-type="float" office:value="1.1833250865938474" table:formula="of:=SUM([.D18]+[.J18]*([.B18]-[.C18]))" table:style-name="ce1">
            <text:p>1.183325087</text:p>
          </table:table-cell>
          <table:table-cell office:value-type="float" office:value="1.4101154978678483" table:formula="of:=SUM([.E18]-[.E18]*[.I18])" table:style-name="ce1">
            <text:p>1.410115498</text:p>
          </table:table-cell>
          <table:table-cell office:value-type="float" office:value="0.39870133284703735" table:formula="of:=SUM([.F18]-[.F18]*[.I18])" table:style-name="ce1">
            <text:p>0.398701333</text:p>
          </table:table-cell>
          <table:table-cell office:value-type="float" office:value="0.39870133284703735" table:formula="of:=SUM([.G18]-[.E18]*[.J18])" table:style-name="ce1">
            <text:p>0.398701333</text:p>
          </table:table-cell>
          <table:table-cell office:value-type="float" office:value="0.35369284252920796" table:formula="of:=SUM([.H18]-[.F18]*[.J18])" table:style-name="ce1">
            <text:p>0.353692843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2.044588477129089" table:formula="of:=SUM([.$R$4]*[.K18]+[.$S$4]*[.L18])" table:style-name="ce1">
            <text:p>22.04458848</text:p>
          </table:table-cell>
          <table:table-cell office:value-type="float" office:value="1.1833250865938474" table:formula="of:=SUM([.$R$5]*[.K18]+[.$S$5]*[.L18])" table:style-name="ce1">
            <text:p>1.183325087</text:p>
          </table:table-cell>
          <table:table-cell office:value-type="float" office:value="2.6612110060911309" table:formula="of:=SUM([.M18]+[.$R$24]*([.$R$24]*[.P18]+[.N18]+[.O18]+[.$R$14]))" table:style-name="ce1">
            <text:p>2.661211006</text:p>
          </table:table-cell>
          <table:table-cell office:value-type="float" office:value="0.75239417537624531" table:formula="of:=SUM([.N18]+[.$R$24]*[.P18])" table:style-name="ce1">
            <text:p>0.752394175</text:p>
          </table:table-cell>
          <table:table-cell office:value-type="float" office:value="0.75239417537624531" table:formula="of:=SUM([.O18]+[.$R$24]*[.P18])" table:style-name="ce1">
            <text:p>0.752394175</text:p>
          </table:table-cell>
          <table:table-cell office:value-type="float" office:value="0.45369284252920794" table:formula="of:=SUM([.P18]+[.$R$24]*[.$S$15])" table:style-name="ce1">
            <text:p>0.453692843</text:p>
          </table:table-cell>
          <table:table-cell office:value-type="float" office:value="0.47007804570927031" table:formula="of:=SUM([.E19]/([.E19]+[.$R$19]))" table:style-name="ce1">
            <text:p>0.470078046</text:p>
          </table:table-cell>
          <table:table-cell office:value-type="float" office:value="0.13290339727078063" table:formula="of:=SUM([.G19]/([.E19]+[.$R$19]))" table:style-name="ce1">
            <text:p>0.132903397</text:p>
          </table:table-cell>
          <table:table-cell office:value-type="float" office:value="23.903940595776177" table:formula="of:=SUM([.C19]+[.I19]*([.B19]-[.C19]))" table:style-name="ce1">
            <text:p>23.9039406</text:p>
          </table:table-cell>
          <table:table-cell office:value-type="float" office:value="1.7090127155873835" table:formula="of:=SUM([.D19]+[.J19]*([.B19]-[.C19]))" table:style-name="ce1">
            <text:p>1.709012716</text:p>
          </table:table-cell>
          <table:table-cell office:value-type="float" office:value="1.4102341371278111" table:formula="of:=SUM([.E19]-[.E19]*[.I19])" table:style-name="ce1">
            <text:p>1.410234137</text:p>
          </table:table-cell>
          <table:table-cell office:value-type="float" office:value="0.39871019181234191" table:formula="of:=SUM([.F19]-[.F19]*[.I19])" table:style-name="ce1">
            <text:p>0.398710192</text:p>
          </table:table-cell>
          <table:table-cell office:value-type="float" office:value="0.39871019181234196" table:formula="of:=SUM([.G19]-[.E19]*[.J19])" table:style-name="ce1">
            <text:p>0.398710192</text:p>
          </table:table-cell>
          <table:table-cell office:value-type="float" office:value="0.3536971005349574" table:formula="of:=SUM([.H19]-[.F19]*[.J19])" table:style-name="ce1">
            <text:p>0.35369710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5.612953311363562" table:formula="of:=SUM([.$R$4]*[.K19]+[.$S$4]*[.L19])" table:style-name="ce1">
            <text:p>25.61295331</text:p>
          </table:table-cell>
          <table:table-cell office:value-type="float" office:value="1.7090127155873835" table:formula="of:=SUM([.$R$5]*[.K19]+[.$S$5]*[.L19])" table:style-name="ce1">
            <text:p>1.709012716</text:p>
          </table:table-cell>
          <table:table-cell office:value-type="float" office:value="2.6613516212874524" table:formula="of:=SUM([.M19]+[.$R$24]*([.$R$24]*[.P19]+[.N19]+[.O19]+[.$R$14]))" table:style-name="ce1">
            <text:p>2.661351621</text:p>
          </table:table-cell>
          <table:table-cell office:value-type="float" office:value="0.75240729234729931" table:formula="of:=SUM([.N19]+[.$R$24]*[.P19])" table:style-name="ce1">
            <text:p>0.752407292</text:p>
          </table:table-cell>
          <table:table-cell office:value-type="float" office:value="0.75240729234729931" table:formula="of:=SUM([.O19]+[.$R$24]*[.P19])" table:style-name="ce1">
            <text:p>0.752407292</text:p>
          </table:table-cell>
          <table:table-cell office:value-type="float" office:value="0.45369710053495738" table:formula="of:=SUM([.P19]+[.$R$24]*[.$S$15])" table:style-name="ce1">
            <text:p>0.453697101</text:p>
          </table:table-cell>
          <table:table-cell office:value-type="float" office:value="0.47009120777455476" table:formula="of:=SUM([.E20]/([.E20]+[.$R$19]))" table:style-name="ce1">
            <text:p>0.470091208</text:p>
          </table:table-cell>
          <table:table-cell office:value-type="float" office:value="0.13290241318312496" table:formula="of:=SUM([.G20]/([.E20]+[.$R$19]))" table:style-name="ce1">
            <text:p>0.132902413</text:p>
          </table:table-cell>
          <table:table-cell office:value-type="float" office:value="25.324809348915252" table:formula="of:=SUM([.C20]+[.I20]*([.B20]-[.C20]))" table:style-name="ce1">
            <text:p>25.32480935</text:p>
          </table:table-cell>
          <table:table-cell office:value-type="float" office:value="1.6275497413385789" table:formula="of:=SUM([.D20]+[.J20]*([.B20]-[.C20]))" table:style-name="ce1">
            <text:p>1.627549741</text:p>
          </table:table-cell>
          <table:table-cell office:value-type="float" office:value="1.4102736233236643" table:formula="of:=SUM([.E20]-[.E20]*[.I20])" table:style-name="ce1">
            <text:p>1.410273623</text:p>
          </table:table-cell>
          <table:table-cell office:value-type="float" office:value="0.39870723954937487" table:formula="of:=SUM([.F20]-[.F20]*[.I20])" table:style-name="ce1">
            <text:p>0.39870724</text:p>
          </table:table-cell>
          <table:table-cell office:value-type="float" office:value="0.39870723954937481" table:formula="of:=SUM([.G20]-[.E20]*[.J20])" table:style-name="ce1">
            <text:p>0.39870724</text:p>
          </table:table-cell>
          <table:table-cell office:value-type="float" office:value="0.3537003556854203" table:formula="of:=SUM([.H20]-[.F20]*[.J20])" table:style-name="ce1">
            <text:p>0.353700356</text:p>
          </table:table-cell>
          <table:table-cell table:number-columns-repeated="1636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6.952359090253832" table:formula="of:=SUM([.$R$4]*[.K20]+[.$S$4]*[.L20])" table:style-name="ce1">
            <text:p>26.95235909</text:p>
          </table:table-cell>
          <table:table-cell office:value-type="float" office:value="1.6275497413385789" table:formula="of:=SUM([.$R$5]*[.K20]+[.$S$5]*[.L20])" table:style-name="ce1">
            <text:p>1.627549741</text:p>
          </table:table-cell>
          <table:table-cell office:value-type="float" office:value="2.6613884581078344" table:formula="of:=SUM([.M20]+[.$R$24]*([.$R$24]*[.P20]+[.N20]+[.O20]+[.$R$14]))" table:style-name="ce1">
            <text:p>2.661388458</text:p>
          </table:table-cell>
          <table:table-cell office:value-type="float" office:value="0.75240759523479517" table:formula="of:=SUM([.N20]+[.$R$24]*[.P20])" table:style-name="ce1">
            <text:p>0.752407595</text:p>
          </table:table-cell>
          <table:table-cell office:value-type="float" office:value="0.75240759523479506" table:formula="of:=SUM([.O20]+[.$R$24]*[.P20])" table:style-name="ce1">
            <text:p>0.752407595</text:p>
          </table:table-cell>
          <table:table-cell office:value-type="float" office:value="0.45370035568542033" table:formula="of:=SUM([.P20]+[.$R$24]*[.$S$15])" table:style-name="ce1">
            <text:p>0.453700356</text:p>
          </table:table-cell>
          <table:table-cell office:value-type="float" office:value="0.47009465571937298" table:formula="of:=SUM([.E21]/([.E21]+[.$R$19]))" table:style-name="ce1">
            <text:p>0.470094656</text:p>
          </table:table-cell>
          <table:table-cell office:value-type="float" office:value="0.1329016019307509" table:formula="of:=SUM([.G21]/([.E21]+[.$R$19]))" table:style-name="ce1">
            <text:p>0.132901602</text:p>
          </table:table-cell>
          <table:table-cell office:value-type="float" office:value="26.974754827319114" table:formula="of:=SUM([.C21]+[.I21]*([.B21]-[.C21]))" table:style-name="ce1">
            <text:p>26.97475483</text:p>
          </table:table-cell>
          <table:table-cell office:value-type="float" office:value="1.6338812945612828" table:formula="of:=SUM([.D21]+[.J21]*([.B21]-[.C21]))" table:style-name="ce1">
            <text:p>1.633881295</text:p>
          </table:table-cell>
          <table:table-cell office:value-type="float" office:value="1.4102839671581191" table:formula="of:=SUM([.E21]-[.E21]*[.I21])" table:style-name="ce1">
            <text:p>1.410283967</text:p>
          </table:table-cell>
          <table:table-cell office:value-type="float" office:value="0.39870480579225281" table:formula="of:=SUM([.F21]-[.F21]*[.I21])" table:style-name="ce1">
            <text:p>0.398704806</text:p>
          </table:table-cell>
          <table:table-cell office:value-type="float" office:value="0.3987048057922527" table:formula="of:=SUM([.G21]-[.E21]*[.J21])" table:style-name="ce1">
            <text:p>0.398704806</text:p>
          </table:table-cell>
          <table:table-cell office:value-type="float" office:value="0.35370418097385203" table:formula="of:=SUM([.H21]-[.F21]*[.J21])" table:style-name="ce1">
            <text:p>0.353704181</text:p>
          </table:table-cell>
          <table:table-cell table:number-columns-repeated="1636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8.608636121880398" table:formula="of:=SUM([.$R$4]*[.K21]+[.$S$4]*[.L21])" table:style-name="ce1">
            <text:p>28.60863612</text:p>
          </table:table-cell>
          <table:table-cell office:value-type="float" office:value="1.6338812945612828" table:formula="of:=SUM([.$R$5]*[.K21]+[.$S$5]*[.L21])" table:style-name="ce1">
            <text:p>1.633881295</text:p>
          </table:table-cell>
          <table:table-cell office:value-type="float" office:value="2.6613977597164764" table:formula="of:=SUM([.M21]+[.$R$24]*([.$R$24]*[.P21]+[.N21]+[.O21]+[.$R$14]))" table:style-name="ce1">
            <text:p>2.66139776</text:p>
          </table:table-cell>
          <table:table-cell office:value-type="float" office:value="0.75240898676610479" table:formula="of:=SUM([.N21]+[.$R$24]*[.P21])" table:style-name="ce1">
            <text:p>0.752408987</text:p>
          </table:table-cell>
          <table:table-cell office:value-type="float" office:value="0.75240898676610479" table:formula="of:=SUM([.O21]+[.$R$24]*[.P21])" table:style-name="ce1">
            <text:p>0.752408987</text:p>
          </table:table-cell>
          <table:table-cell office:value-type="float" office:value="0.45370418097385201" table:formula="of:=SUM([.P21]+[.$R$24]*[.$S$15])" table:style-name="ce1">
            <text:p>0.453704181</text:p>
          </table:table-cell>
          <table:table-cell office:value-type="float" office:value="0.47009552634750035" table:formula="of:=SUM([.E22]/([.E22]+[.$R$19]))" table:style-name="ce1">
            <text:p>0.470095526</text:p>
          </table:table-cell>
          <table:table-cell office:value-type="float" office:value="0.13290162936790112" table:formula="of:=SUM([.G22]/([.E22]+[.$R$19]))" table:style-name="ce1">
            <text:p>0.132901629</text:p>
          </table:table-cell>
          <table:table-cell office:value-type="float" office:value="29.262710056505931" table:formula="of:=SUM([.C22]+[.I22]*([.B22]-[.C22]))" table:style-name="ce1">
            <text:p>29.26271006</text:p>
          </table:table-cell>
          <table:table-cell office:value-type="float" office:value="1.8187958210070196" table:formula="of:=SUM([.D22]+[.J22]*([.B22]-[.C22]))" table:style-name="ce1">
            <text:p>1.818795821</text:p>
          </table:table-cell>
          <table:table-cell office:value-type="float" office:value="1.4102865790425012" table:formula="of:=SUM([.E22]-[.E22]*[.I22])" table:style-name="ce1">
            <text:p>1.410286579</text:p>
          </table:table-cell>
          <table:table-cell office:value-type="float" office:value="0.39870488810370336" table:formula="of:=SUM([.F22]-[.F22]*[.I22])" table:style-name="ce1">
            <text:p>0.398704888</text:p>
          </table:table-cell>
          <table:table-cell office:value-type="float" office:value="0.3987048881037033" table:formula="of:=SUM([.G22]-[.E22]*[.J22])" table:style-name="ce1">
            <text:p>0.398704888</text:p>
          </table:table-cell>
          <table:table-cell office:value-type="float" office:value="0.35370780068158514" table:formula="of:=SUM([.H22]-[.F22]*[.J22])" table:style-name="ce1">
            <text:p>0.353707801</text:p>
          </table:table-cell>
          <table:table-cell table:number-columns-repeated="1636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1.081505877512949" table:formula="of:=SUM([.$R$4]*[.K22]+[.$S$4]*[.L22])" table:style-name="ce1">
            <text:p>31.08150588</text:p>
          </table:table-cell>
          <table:table-cell office:value-type="float" office:value="1.8187958210070196" table:formula="of:=SUM([.$R$5]*[.K22]+[.$S$5]*[.L22])" table:style-name="ce1">
            <text:p>1.818795821</text:p>
          </table:table-cell>
          <table:table-cell office:value-type="float" office:value="2.6614041559314932" table:formula="of:=SUM([.M22]+[.$R$24]*([.$R$24]*[.P22]+[.N22]+[.O22]+[.$R$14]))" table:style-name="ce1">
            <text:p>2.661404156</text:p>
          </table:table-cell>
          <table:table-cell office:value-type="float" office:value="0.75241268878528844" table:formula="of:=SUM([.N22]+[.$R$24]*[.P22])" table:style-name="ce1">
            <text:p>0.752412689</text:p>
          </table:table-cell>
          <table:table-cell office:value-type="float" office:value="0.75241268878528844" table:formula="of:=SUM([.O22]+[.$R$24]*[.P22])" table:style-name="ce1">
            <text:p>0.752412689</text:p>
          </table:table-cell>
          <table:table-cell office:value-type="float" office:value="0.45370780068158512" table:formula="of:=SUM([.P22]+[.$R$24]*[.$S$15])" table:style-name="ce1">
            <text:p>0.453707801</text:p>
          </table:table-cell>
          <table:table-cell office:value-type="float" office:value="0.47009612502988707" table:formula="of:=SUM([.E23]/([.E23]+[.$R$19]))" table:style-name="ce1">
            <text:p>0.470096125</text:p>
          </table:table-cell>
          <table:table-cell office:value-type="float" office:value="0.13290213312133536" table:formula="of:=SUM([.G23]/([.E23]+[.$R$19]))" table:style-name="ce1">
            <text:p>0.132902133</text:p>
          </table:table-cell>
          <table:table-cell office:value-type="float" office:value="27.282421280087853" table:formula="of:=SUM([.C23]+[.I23]*([.B23]-[.C23]))" table:style-name="ce1">
            <text:p>27.28242128</text:p>
          </table:table-cell>
          <table:table-cell office:value-type="float" office:value="0.74474645105293957" table:formula="of:=SUM([.D23]+[.J23]*([.B23]-[.C23]))" table:style-name="ce1">
            <text:p>0.744746451</text:p>
          </table:table-cell>
          <table:table-cell office:value-type="float" office:value="1.4102883750896609" table:formula="of:=SUM([.E23]-[.E23]*[.I23])" table:style-name="ce1">
            <text:p>1.410288375</text:p>
          </table:table-cell>
          <table:table-cell office:value-type="float" office:value="0.39870639936400598" table:formula="of:=SUM([.F23]-[.F23]*[.I23])" table:style-name="ce1">
            <text:p>0.398706399</text:p>
          </table:table-cell>
          <table:table-cell office:value-type="float" office:value="0.39870639936400598" table:formula="of:=SUM([.G23]-[.E23]*[.J23])" table:style-name="ce1">
            <text:p>0.398706399</text:p>
          </table:table-cell>
          <table:table-cell office:value-type="float" office:value="0.35371054935446083" table:formula="of:=SUM([.H23]-[.F23]*[.J23])" table:style-name="ce1">
            <text:p>0.353710549</text:p>
          </table:table-cell>
          <table:table-cell table:style-name="ce1"/>
          <table:table-cell office:value-type="string" table:style-name="ce1">
            <text:p>delta_t</text:p>
          </table:table-cell>
          <table:table-cell table:number-columns-repeated="16366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8.027167731140793" table:formula="of:=SUM([.$R$4]*[.K23]+[.$S$4]*[.L23])" table:style-name="ce1">
            <text:p>28.02716773</text:p>
          </table:table-cell>
          <table:table-cell office:value-type="float" office:value="0.74474645105293957" table:formula="of:=SUM([.$R$5]*[.K23]+[.$S$5]*[.L23])" table:style-name="ce1">
            <text:p>0.744746451</text:p>
          </table:table-cell>
          <table:table-cell office:value-type="float" office:value="2.6614117231721339" table:formula="of:=SUM([.M23]+[.$R$24]*([.$R$24]*[.P23]+[.N23]+[.O23]+[.$R$14]))" table:style-name="ce1">
            <text:p>2.661411723</text:p>
          </table:table-cell>
          <table:table-cell office:value-type="float" office:value="0.75241694871846687" table:formula="of:=SUM([.N23]+[.$R$24]*[.P23])" table:style-name="ce1">
            <text:p>0.752416949</text:p>
          </table:table-cell>
          <table:table-cell office:value-type="float" office:value="0.75241694871846687" table:formula="of:=SUM([.O23]+[.$R$24]*[.P23])" table:style-name="ce1">
            <text:p>0.752416949</text:p>
          </table:table-cell>
          <table:table-cell office:value-type="float" office:value="0.45371054935446087" table:formula="of:=SUM([.P23]+[.$R$24]*[.$S$15])" table:style-name="ce1">
            <text:p>0.453710549</text:p>
          </table:table-cell>
          <table:table-cell office:value-type="float" office:value="0.4700968333179138" table:formula="of:=SUM([.E24]/([.E24]+[.$R$19]))" table:style-name="ce1">
            <text:p>0.470096833</text:p>
          </table:table-cell>
          <table:table-cell office:value-type="float" office:value="0.13290270793039616" table:formula="of:=SUM([.G24]/([.E24]+[.$R$19]))" table:style-name="ce1">
            <text:p>0.132902708</text:p>
          </table:table-cell>
          <table:table-cell office:value-type="float" office:value="22.84333110026602" table:formula="of:=SUM([.C24]+[.I24]*([.B24]-[.C24]))" table:style-name="ce1">
            <text:p>22.8433311</text:p>
          </table:table-cell>
          <table:table-cell office:value-type="float" office:value="-0.72079400121835446" table:formula="of:=SUM([.D24]+[.J24]*([.B24]-[.C24]))" table:style-name="ce1">
            <text:p>-0.720794001</text:p>
          </table:table-cell>
          <table:table-cell office:value-type="float" office:value="1.4102904999537416" table:formula="of:=SUM([.E24]-[.E24]*[.I24])" table:style-name="ce1">
            <text:p>1.4102905</text:p>
          </table:table-cell>
          <table:table-cell office:value-type="float" office:value="0.39870812379118847" table:formula="of:=SUM([.F24]-[.F24]*[.I24])" table:style-name="ce1">
            <text:p>0.398708124</text:p>
          </table:table-cell>
          <table:table-cell office:value-type="float" office:value="0.39870812379118842" table:formula="of:=SUM([.G24]-[.E24]*[.J24])" table:style-name="ce1">
            <text:p>0.398708124</text:p>
          </table:table-cell>
          <table:table-cell office:value-type="float" office:value="0.35371229937705062" table:formula="of:=SUM([.H24]-[.F24]*[.J24])" table:style-name="ce1">
            <text:p>0.35371229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.122537099047666" table:formula="of:=SUM([.$R$4]*[.K24]+[.$S$4]*[.L24])" table:style-name="ce1">
            <text:p>22.1225371</text:p>
          </table:table-cell>
          <table:table-cell office:value-type="float" office:value="-0.72079400121835446" table:formula="of:=SUM([.$R$5]*[.K24]+[.$S$5]*[.L24])" table:style-name="ce1">
            <text:p>-0.720794001</text:p>
          </table:table-cell>
          <table:table-cell office:value-type="float" office:value="2.6614190469131689" table:formula="of:=SUM([.M24]+[.$R$24]*([.$R$24]*[.P24]+[.N24]+[.O24]+[.$R$14]))" table:style-name="ce1">
            <text:p>2.661419047</text:p>
          </table:table-cell>
          <table:table-cell office:value-type="float" office:value="0.75242042316823909" table:formula="of:=SUM([.N24]+[.$R$24]*[.P24])" table:style-name="ce1">
            <text:p>0.752420423</text:p>
          </table:table-cell>
          <table:table-cell office:value-type="float" office:value="0.75242042316823898" table:formula="of:=SUM([.O24]+[.$R$24]*[.P24])" table:style-name="ce1">
            <text:p>0.752420423</text:p>
          </table:table-cell>
          <table:table-cell office:value-type="float" office:value="0.4537122993770506" table:formula="of:=SUM([.P24]+[.$R$24]*[.$S$15])" table:style-name="ce1">
            <text:p>0.453712299</text:p>
          </table:table-cell>
          <table:table-cell office:value-type="float" office:value="0.4700975188127578" table:formula="of:=SUM([.E25]/([.E25]+[.$R$19]))" table:style-name="ce1">
            <text:p>0.470097519</text:p>
          </table:table-cell>
          <table:table-cell office:value-type="float" office:value="0.13290314971093486" table:formula="of:=SUM([.G25]/([.E25]+[.$R$19]))" table:style-name="ce1">
            <text:p>0.13290315</text:p>
          </table:table-cell>
          <table:table-cell office:value-type="float" office:value="16.893860005882509" table:formula="of:=SUM([.C25]+[.I25]*([.B25]-[.C25]))" table:style-name="ce1">
            <text:p>16.89386001</text:p>
          </table:table-cell>
          <table:table-cell office:value-type="float" office:value="-2.1990142144585132" table:formula="of:=SUM([.D25]+[.J25]*([.B25]-[.C25]))" table:style-name="ce1">
            <text:p>-2.199014214</text:p>
          </table:table-cell>
          <table:table-cell office:value-type="float" office:value="1.4102925564382736" table:formula="of:=SUM([.E25]-[.E25]*[.I25])" table:style-name="ce1">
            <text:p>1.410292556</text:p>
          </table:table-cell>
          <table:table-cell office:value-type="float" office:value="0.39870944913280465" table:formula="of:=SUM([.F25]-[.F25]*[.I25])" table:style-name="ce1">
            <text:p>0.398709449</text:p>
          </table:table-cell>
          <table:table-cell office:value-type="float" office:value="0.39870944913280454" table:formula="of:=SUM([.G25]-[.E25]*[.J25])" table:style-name="ce1">
            <text:p>0.398709449</text:p>
          </table:table-cell>
          <table:table-cell office:value-type="float" office:value="0.35371325523115715" table:formula="of:=SUM([.H25]-[.F25]*[.J25])" table:style-name="ce1">
            <text:p>0.353713255</text:p>
          </table:table-cell>
          <table:table-cell table:number-columns-repeated="1636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4.694845791423996" table:formula="of:=SUM([.$R$4]*[.K25]+[.$S$4]*[.L25])" table:style-name="ce1">
            <text:p>14.69484579</text:p>
          </table:table-cell>
          <table:table-cell office:value-type="float" office:value="-2.1990142144585132" table:formula="of:=SUM([.$R$5]*[.K25]+[.$S$5]*[.L25])" table:style-name="ce1">
            <text:p>-2.199014214</text:p>
          </table:table-cell>
          <table:table-cell office:value-type="float" office:value="2.6614247099350399" table:formula="of:=SUM([.M25]+[.$R$24]*([.$R$24]*[.P25]+[.N25]+[.O25]+[.$R$14]))" table:style-name="ce1">
            <text:p>2.66142471</text:p>
          </table:table-cell>
          <table:table-cell office:value-type="float" office:value="0.75242270436396175" table:formula="of:=SUM([.N25]+[.$R$24]*[.P25])" table:style-name="ce1">
            <text:p>0.752422704</text:p>
          </table:table-cell>
          <table:table-cell office:value-type="float" office:value="0.75242270436396175" table:formula="of:=SUM([.O25]+[.$R$24]*[.P25])" table:style-name="ce1">
            <text:p>0.752422704</text:p>
          </table:table-cell>
          <table:table-cell office:value-type="float" office:value="0.45371325523115713" table:formula="of:=SUM([.P25]+[.$R$24]*[.$S$15])" table:style-name="ce1">
            <text:p>0.453713255</text:p>
          </table:table-cell>
          <table:table-cell office:value-type="float" office:value="0.47009804886473133" table:formula="of:=SUM([.E26]/([.E26]+[.$R$19]))" table:style-name="ce1">
            <text:p>0.470098049</text:p>
          </table:table-cell>
          <table:table-cell office:value-type="float" office:value="0.13290341970697958" table:formula="of:=SUM([.G26]/([.E26]+[.$R$19]))" table:style-name="ce1">
            <text:p>0.13290342</text:p>
          </table:table-cell>
          <table:table-cell office:value-type="float" office:value="11.077513798560586" table:formula="of:=SUM([.C26]+[.I26]*([.B26]-[.C26]))" table:style-name="ce1">
            <text:p>11.0775138</text:p>
          </table:table-cell>
          <table:table-cell office:value-type="float" office:value="-3.221685534256622" table:formula="of:=SUM([.D26]+[.J26]*([.B26]-[.C26]))" table:style-name="ce1">
            <text:p>-3.221685534</text:p>
          </table:table-cell>
          <table:table-cell office:value-type="float" office:value="1.4102941465941941" table:formula="of:=SUM([.E26]-[.E26]*[.I26])" table:style-name="ce1">
            <text:p>1.410294147</text:p>
          </table:table-cell>
          <table:table-cell office:value-type="float" office:value="0.39871025912093877" table:formula="of:=SUM([.F26]-[.F26]*[.I26])" table:style-name="ce1">
            <text:p>0.398710259</text:p>
          </table:table-cell>
          <table:table-cell office:value-type="float" office:value="0.39871025912093877" table:formula="of:=SUM([.G26]-[.E26]*[.J26])" table:style-name="ce1">
            <text:p>0.398710259</text:p>
          </table:table-cell>
          <table:table-cell office:value-type="float" office:value="0.35371370475601294" table:formula="of:=SUM([.H26]-[.F26]*[.J26])" table:style-name="ce1">
            <text:p>0.353713705</text:p>
          </table:table-cell>
          <table:table-cell office:value-type="string" table:number-columns-spanned="6" table:number-rows-spanned="3" table:style-name="ce2">
            <text:p>通过更改Q_k和R更改对于测量的置信度</text:p>
          </table:table-cell>
          <table:covered-table-cell table:number-columns-repeated="5"/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.8558282643039643" table:formula="of:=SUM([.$R$4]*[.K26]+[.$S$4]*[.L26])" table:style-name="ce1">
            <text:p>7.855828264</text:p>
          </table:table-cell>
          <table:table-cell office:value-type="float" office:value="-3.221685534256622" table:formula="of:=SUM([.$R$5]*[.K26]+[.$S$5]*[.L26])" table:style-name="ce1">
            <text:p>-3.221685534</text:p>
          </table:table-cell>
          <table:table-cell office:value-type="float" office:value="2.6614283695920848" table:formula="of:=SUM([.M26]+[.$R$24]*([.$R$24]*[.P26]+[.N26]+[.O26]+[.$R$14]))" table:style-name="ce1">
            <text:p>2.66142837</text:p>
          </table:table-cell>
          <table:table-cell office:value-type="float" office:value="0.75242396387695165" table:formula="of:=SUM([.N26]+[.$R$24]*[.P26])" table:style-name="ce1">
            <text:p>0.752423964</text:p>
          </table:table-cell>
          <table:table-cell office:value-type="float" office:value="0.75242396387695165" table:formula="of:=SUM([.O26]+[.$R$24]*[.P26])" table:style-name="ce1">
            <text:p>0.752423964</text:p>
          </table:table-cell>
          <table:table-cell office:value-type="float" office:value="0.45371370475601291" table:formula="of:=SUM([.P26]+[.$R$24]*[.$S$15])" table:style-name="ce1">
            <text:p>0.453713705</text:p>
          </table:table-cell>
          <table:table-cell office:value-type="float" office:value="0.47009839140362469" table:formula="of:=SUM([.E27]/([.E27]+[.$R$19]))" table:style-name="ce1">
            <text:p>0.470098391</text:p>
          </table:table-cell>
          <table:table-cell office:value-type="float" office:value="0.13290355626828587" table:formula="of:=SUM([.G27]/([.E27]+[.$R$19]))" table:style-name="ce1">
            <text:p>0.132903556</text:p>
          </table:table-cell>
          <table:table-cell office:value-type="float" office:value="5.5731112083224161" table:formula="of:=SUM([.C27]+[.I27]*([.B27]-[.C27]))" table:style-name="ce1">
            <text:p>5.573111208</text:p>
          </table:table-cell>
          <table:table-cell office:value-type="float" office:value="-3.8670423792106767" table:formula="of:=SUM([.D27]+[.J27]*([.B27]-[.C27]))" table:style-name="ce1">
            <text:p>-3.867042379</text:p>
          </table:table-cell>
          <table:table-cell office:value-type="float" office:value="1.4102951742108742" table:formula="of:=SUM([.E27]-[.E27]*[.I27])" table:style-name="ce1">
            <text:p>1.410295174</text:p>
          </table:table-cell>
          <table:table-cell office:value-type="float" office:value="0.39871066880485767" table:formula="of:=SUM([.F27]-[.F27]*[.I27])" table:style-name="ce1">
            <text:p>0.398710669</text:p>
          </table:table-cell>
          <table:table-cell office:value-type="float" office:value="0.39871066880485767" table:formula="of:=SUM([.G27]-[.E27]*[.J27])" table:style-name="ce1">
            <text:p>0.398710669</text:p>
          </table:table-cell>
          <table:table-cell office:value-type="float" office:value="0.35371388413528576" table:formula="of:=SUM([.H27]-[.F27]*[.J27])" table:style-name="ce1">
            <text:p>0.353713884</text:p>
          </table:table-cell>
          <table:covered-table-cell/>
          <table:covered-table-cell table:number-columns-repeated="5"/>
          <table:table-cell table:number-columns-repeated="1636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.7060688291117394" table:formula="of:=SUM([.$R$4]*[.K27]+[.$S$4]*[.L27])" table:style-name="ce1">
            <text:p>1.706068829</text:p>
          </table:table-cell>
          <table:table-cell office:value-type="float" office:value="-3.8670423792106767" table:formula="of:=SUM([.$R$5]*[.K27]+[.$S$5]*[.L27])" table:style-name="ce1">
            <text:p>-3.867042379</text:p>
          </table:table-cell>
          <table:table-cell office:value-type="float" office:value="2.6614303959558754" table:formula="of:=SUM([.M27]+[.$R$24]*([.$R$24]*[.P27]+[.N27]+[.O27]+[.$R$14]))" table:style-name="ce1">
            <text:p>2.661430396</text:p>
          </table:table-cell>
          <table:table-cell office:value-type="float" office:value="0.75242455294014343" table:formula="of:=SUM([.N27]+[.$R$24]*[.P27])" table:style-name="ce1">
            <text:p>0.752424553</text:p>
          </table:table-cell>
          <table:table-cell office:value-type="float" office:value="0.75242455294014343" table:formula="of:=SUM([.O27]+[.$R$24]*[.P27])" table:style-name="ce1">
            <text:p>0.752424553</text:p>
          </table:table-cell>
          <table:table-cell office:value-type="float" office:value="0.45371388413528579" table:formula="of:=SUM([.P27]+[.$R$24]*[.$S$15])" table:style-name="ce1">
            <text:p>0.453713884</text:p>
          </table:table-cell>
          <table:table-cell office:value-type="float" office:value="0.47009858106831315" table:formula="of:=SUM([.E28]/([.E28]+[.$R$19]))" table:style-name="ce1">
            <text:p>0.470098581</text:p>
          </table:table-cell>
          <table:table-cell office:value-type="float" office:value="0.13290361274734072" table:formula="of:=SUM([.G28]/([.E28]+[.$R$19]))" table:style-name="ce1">
            <text:p>0.132903613</text:p>
          </table:table-cell>
          <table:table-cell office:value-type="float" office:value="1.3741468744097454" table:formula="of:=SUM([.C28]+[.I28]*([.B28]-[.C28]))" table:style-name="ce1">
            <text:p>1.374146874</text:p>
          </table:table-cell>
          <table:table-cell office:value-type="float" office:value="-3.9608814774479115" table:formula="of:=SUM([.D28]+[.J28]*([.B28]-[.C28]))" table:style-name="ce1">
            <text:p>-3.960881477</text:p>
          </table:table-cell>
          <table:table-cell office:value-type="float" office:value="1.4102957432049394" table:formula="of:=SUM([.E28]-[.E28]*[.I28])" table:style-name="ce1">
            <text:p>1.410295743</text:p>
          </table:table-cell>
          <table:table-cell office:value-type="float" office:value="0.39871083824202214" table:formula="of:=SUM([.F28]-[.F28]*[.I28])" table:style-name="ce1">
            <text:p>0.398710838</text:p>
          </table:table-cell>
          <table:table-cell office:value-type="float" office:value="0.39871083824202208" table:formula="of:=SUM([.G28]-[.E28]*[.J28])" table:style-name="ce1">
            <text:p>0.398710838</text:p>
          </table:table-cell>
          <table:table-cell office:value-type="float" office:value="0.353713942729738" table:formula="of:=SUM([.H28]-[.F28]*[.J28])" table:style-name="ce1">
            <text:p>0.353713943</text:p>
          </table:table-cell>
          <table:covered-table-cell/>
          <table:covered-table-cell table:number-columns-repeated="5"/>
          <table:table-cell table:number-columns-repeated="1636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X M</dc:creator>
    <meta:creation-date>2021-06-08T23:05:54Z</meta:creation-date>
    <dc:date>2021-06-09T06:18:33Z</dc:date>
    <meta:editing-cycles>4</meta:editing-cycles>
    <meta:editing-duration>PT21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4.16pt" svg:width="529.5599999999999pt" chart:style-name="Crt0">
        <chart:legend svg:x="53.82850393700787pt" svg:y="48.43700787401575pt" chart:style-name="Lgnd"/>
        <chart:plot-area svg:x="1.292992125984252pt" svg:y="0.30007874015748pt" svg:width="522.0362992125985pt" svg:height="332.8740157480315pt" chart:style-name="Plt0">
          <chart:axis chart:dimension="y" chart:name="primary-y" chart:style-name="Axs0"/>
          <chart:axis chart:dimension="x" chart:name="primary-x" chart:style-name="Axs1"/>
          <chart:series chart:values-cell-range-address="Sheet1.$B$3:.$B$28" chart:class="chart:line" chart:attached-axis="primary-y" chart:style-name="G0S0">
            <chart:data-point chart:repeated="26"/>
          </chart:series>
          <chart:series chart:values-cell-range-address="Sheet1.$K$3:.$K$28" chart:class="chart:line" chart:attached-axis="primary-y" chart:style-name="G0S1">
            <chart:data-point chart:repeated="26"/>
          </chart:series>
          <chart:series chart:values-cell-range-address="Sheet1.$C$3:.$C$28" chart:class="chart:line" chart:attached-axis="primary-y" chart:style-name="G0S2"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